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616ef" officeooo:paragraph-rsid="001616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ДК 004.021</text:p>
      <text:p text:style-name="P1">Сравнительный анализ алгоритмов со средней ассимптотикой nlog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9:15:28.133604787</meta:creation-date>
    <dc:date>2024-02-10T19:42:18.932492580</dc:date>
    <meta:editing-duration>PT26M51S</meta:editing-duration>
    <meta:editing-cycles>1</meta:editing-cycles>
    <meta:document-statistic meta:table-count="0" meta:image-count="0" meta:object-count="0" meta:page-count="1" meta:paragraph-count="2" meta:word-count="9" meta:character-count="73" meta:non-whitespace-character-count="66"/>
    <meta:generator>LibreOffice/7.6.4.1$Linux_X86_64 LibreOffice_project/60$Build-1</meta:generator>
  </office:meta>
</office:document-meta>
</file>